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1" officeooo:rsid="0032a853" officeooo:paragraph-rsid="0032a853" style:font-name-asian="Droid Sans2" style:font-name-complex="Droid Sans2"/>
    </style:style>
    <style:style style:name="P9" style:family="paragraph" style:parent-style-name="Standard_20__28_user_29_">
      <style:text-properties officeooo:rsid="0037e54d" officeooo:paragraph-rsid="0037e54d"/>
    </style:style>
    <style:style style:name="P10" style:family="paragraph" style:parent-style-name="Standard_20__28_user_29_">
      <style:text-properties officeooo:rsid="003ab86f" officeooo:paragraph-rsid="003ab86f"/>
    </style:style>
    <style:style style:name="P11" style:family="paragraph" style:parent-style-name="Standard_20__28_user_29_">
      <style:text-properties officeooo:rsid="003d6528" officeooo:paragraph-rsid="003e2938"/>
    </style:style>
    <style:style style:name="P12" style:family="paragraph" style:parent-style-name="Standard_20__28_user_29_">
      <style:text-properties officeooo:rsid="003f3037" officeooo:paragraph-rsid="003f3037"/>
    </style:style>
    <style:style style:name="P13" style:family="paragraph" style:parent-style-name="Standard_20__28_user_29_">
      <style:text-properties officeooo:rsid="004accfc" officeooo:paragraph-rsid="004accfc"/>
    </style:style>
    <style:style style:name="P14" style:family="paragraph" style:parent-style-name="Subtitle">
      <style:paragraph-properties fo:margin-left="5.08cm" fo:margin-right="0cm" fo:text-align="start" style:justify-single-word="false" fo:text-indent="0cm" style:auto-text-indent="false"/>
    </style:style>
    <style:style style:name="P15" style:family="paragraph" style:parent-style-name="Subtitle">
      <style:paragraph-properties fo:margin-left="6.35cm" fo:margin-right="0cm" fo:text-align="start" style:justify-single-word="false" fo:text-indent="0cm" style:auto-text-indent="false"/>
    </style:style>
    <style:style style:name="P16" style:family="paragraph" style:parent-style-name="Subtitle">
      <style:paragraph-properties fo:margin-left="3.81cm" fo:margin-right="0cm" fo:text-align="start" style:justify-single-word="false" fo:text-indent="0cm" style:auto-text-indent="false"/>
    </style:style>
    <style:style style:name="P17" style:family="paragraph" style:parent-style-name="Title">
      <style:paragraph-properties fo:break-before="page"/>
    </style:style>
    <style:style style:name="P18" style:family="paragraph" style:parent-style-name="Subtitle">
      <style:text-properties officeooo:paragraph-rsid="003e2938"/>
    </style:style>
    <style:style style:name="P19" style:family="paragraph" style:parent-style-name="Title">
      <style:text-properties officeooo:paragraph-rsid="003e2938"/>
    </style:style>
    <style:style style:name="P20" style:family="paragraph" style:parent-style-name="Heading_20_1" style:master-page-name="Standard">
      <style:paragraph-properties fo:text-align="center" style:justify-single-word="false" style:page-number="auto"/>
    </style:style>
    <style:style style:name="P21" style:family="paragraph" style:parent-style-name="Standard_20__28_user_29_" style:list-style-name="WWNum2"/>
    <style:style style:name="P22" style:family="paragraph" style:parent-style-name="Standard_20__28_user_29_">
      <style:text-properties officeooo:rsid="004caf81" officeooo:paragraph-rsid="004caf81"/>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685a2"/>
    </style:style>
    <style:style style:name="T21" style:family="text">
      <style:text-properties officeooo:rsid="00398d52"/>
    </style:style>
    <style:style style:name="T22" style:family="text">
      <style:text-properties officeooo:rsid="003ab86f"/>
    </style:style>
    <style:style style:name="T23" style:family="text">
      <style:text-properties officeooo:rsid="003c449a"/>
    </style:style>
    <style:style style:name="T24" style:family="text">
      <style:text-properties officeooo:rsid="003e2938"/>
    </style:style>
    <style:style style:name="T25" style:family="text">
      <style:text-properties officeooo:rsid="0042d134"/>
    </style:style>
    <style:style style:name="T26" style:family="text">
      <style:text-properties officeooo:rsid="0044bb90"/>
    </style:style>
    <style:style style:name="T27" style:family="text">
      <style:text-properties officeooo:rsid="00467de1"/>
    </style:style>
    <style:style style:name="T28" style:family="text">
      <style:text-properties officeooo:rsid="00482919"/>
    </style:style>
    <style:style style:name="T29" style:family="text">
      <style:text-properties officeooo:rsid="0048c876"/>
    </style:style>
    <style:style style:name="T30" style:family="text">
      <style:text-properties officeooo:rsid="004a5d67"/>
    </style:style>
    <style:style style:name="T31" style:family="text">
      <style:text-properties officeooo:rsid="004accfc"/>
    </style:style>
    <style:style style:name="T32" style:family="text">
      <style:text-properties officeooo:rsid="004e5975"/>
    </style:style>
    <style:style style:name="T33" style:family="text">
      <style:text-properties officeooo:rsid="005044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2">Basic </text:span><text:span text:style-name="T7">Reference</text:span></text:h>
      <text:p text:style-name="P2">At present this reference is for version 0.<text:span text:style-name="T31">8</text:span><text:span text:style-name="T32">1</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7">.</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Standard">Returns the address of a l-expr, <text:span text:style-name="T30">normally this is a variable of some sort, but it can be an array element or even an indirection. </text:span><text:span text:style-name="T33">(print @!42 prints 42, the address of expression !42, not that it’s useful at all ….)</text:span></text:p>
      <text:p text:style-name="Subtitle">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text:soft-page-break/>asc()</text:p>
      <text:p text:style-name="Standard_20__28_user_29_">Returns the ASCII value of the first character in the string, or zero if the string is empty.</text:p>
      <text:p text:style-name="Subtitle">Asc(“*”)</text:p>
      <text:p text:style-name="Title">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4">Call print.message(“Hello”,42)</text:p>
      <text:p text:style-name="Standard_20__28_user_29_"><text:tab/><text:tab/><text:tab/><text:tab/>….</text:p>
      <text:p text:style-name="P14">Proc print.message(msg$,n)</text:p>
      <text:p text:style-name="P15">Print msg$+“World <text:s/>x “+str$(n)</text:p>
      <text:p text:style-name="P14">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text:soft-page-break/>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0">an optional dim parameter can be added which can draw the sprite double size (or single size if you use a variable)</text:span></text:p>
      <text:p text:style-name="Subtitle">draw 100,100,1 <text:s text:c="2"/>draw 200,200,&amp;801E <text:span text:style-name="T20">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text:soft-page-break/>Ends the current program and returns to the command line</text:p>
      <text:p text:style-name="Subtitle">End</text:p>
      <text:p text:style-name="Title">event()</text:p>
      <text:p text:style-name="P9">Event tracks time. It is normally used to activate object movement or events in a game <text:span text:style-name="T22">or other events, and generates true at predictable rates.</text:span> <text:span text:style-name="T21">It takes two parameters ; a variable and an elapsed time.</text:span></text:p>
      <text:p text:style-name="P10">If that variable is zero, then this function doesn’t return true until after that many tenths of seconds has elapsed. If it is non-zero, it tracks repeated events, so if you have event(evt1,10) this will return true every 1/10 second. </text:p>
      <text:p text:style-name="P10">Note that if a game pauses the event times will continue, so if you use it to have an event every 20 seconds, this will work – but if you pause the game, then it will think the game time has elapsed. <text:span text:style-name="T23">One way out is to zero the event variables when leaving pause – this will cause it to fire after another 20 seconds. </text:span></text:p>
      <text:p text:style-name="P10">The maximum value for the event is 32 seconds. <text:span text:style-name="T27">If the event variable is set to -1 it will never fire, so this can be used to create one shots </text:span><text:span text:style-name="T28">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text:soft-page-break/>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6">31</text:span>, the default being <text:span text:style-name="T25">15</text:span>.</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text:soft-page-break/></text:p>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text:soft-page-break/>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text:soft-page-break/>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19">m<text:span text:style-name="T24">ax()</text:span></text:p>
      <text:p text:style-name="P11">Returns the <text:span text:style-name="T24">larg</text:span>er of the two parameters using signed comparison</text:p>
      <text:p text:style-name="P18">print m<text:span text:style-name="T24">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19">min<text:span text:style-name="T24">()</text:span></text:p>
      <text:p text:style-name="P11">Returns the smaller of the two parameters using signed comparison</text:p>
      <text:p text:style-name="P18">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text:soft-page-break/>Erases the current program</text:p>
      <text:p text:style-name="Subtitle">New</text:p>
      <text:p text:style-name="Title">not</text:p>
      <text:p text:style-name="P8">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text:soft-page-break/>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2">Returns true unless the given sound channel is either playing a sound or has one queued, in which case it returns false.</text:p>
      <text:p text:style-name="Subtitle">Print quiet(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text:soft-page-break/>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6">repeat</text:p>
      <text:p text:style-name="P14">call drink.a.pint()</text:p>
      <text:p text:style-name="P16">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pl()</text:p>
      <text:p text:style-name="P13">RPL is a programming language with a close resemblance to FORTH, an alternative to the inline assembler. It uses code in the same way. See the RPL documentation for more details</text:p>
      <text:p text:style-name="Subtitle">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text:soft-page-break/>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text:soft-page-break/>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text:soft-page-break/>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ub.count()</text:p>
      <text:p text:style-name="Standard">Used for data strings. These are strings of arbitrary data that can be seperated with an arbitrary character e.g. “12,42,98”. Sub.count() returns the number of data items, so in the example given, it would be 3 (if the seperator is a comma)</text:p>
      <text:p text:style-name="Subtitle">count = sub.count(“12,42,98”,”,”)</text:p>
      <text:p text:style-name="Title">sub.get$()</text:p>
      <text:p text:style-name="P22">Used for data strings, in conjunction with sub.count(), returns an arbitrary element from that string list. So if the data in a$ “fred,jim,jane,jack” then sub.get$(a$,”,”,2) would return the string “jim”</text:p>
      <text:p text:style-name="Subtitle">name$ = sub.get$(“jane,paul,lizze,jack”,3)</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ext:soft-page-break/>Tilemaps are rather complicated. They are an array of 16x16 images drawn at a location that can be scrolled around. </text:p>
      <text:p text:style-name="Standard_20__28_user_29_">There are seven parameters.</text:p>
      <text:list xml:id="list665598907" text:style-name="WWNum2">
        <text:list-item>
          <text:p text:style-name="P21">The first two are the graphic position of the map on the screen</text:p>
        </text:list-item>
        <text:list-item>
          <text:p text:style-name="P21">The second two are the position in that map, in pixels of the top left drawn graphics position.</text:p>
        </text:list-item>
        <text:list-item>
          <text:p text:style-name="P21">The third is the size of the tilemap in tiles, e.g. 10 x 5 =&gt; 160 x 80, 16 pixels each dimension.</text:p>
        </text:list-item>
        <text:list-item>
          <text:p text:style-name="P21">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text:soft-page-break/>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6">While wife.very.cross</text:p>
      <text:p text:style-name="P14">Call buy.flowers()</text:p>
      <text:p text:style-name="P14">Call grovel()</text:p>
      <text:p text:style-name="P16">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7</text:page-number></text:span><text:span text:style-name="MT1"><text:s/>of </text:span><text:span text:style-name="MT1"><text:page-count>17</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0</meta:editing-cycles>
    <meta:creation-date>2020-04-01T13:44:00</meta:creation-date>
    <dc:date>2020-04-17T08:43:29.025289885</dc:date>
    <meta:editing-duration>PT52M24S</meta:editing-duration>
    <meta:generator>LibreOffice/6.4.3.2$Linux_X86_64 LibreOffice_project/40$Build-2</meta:generator>
    <meta:document-statistic meta:table-count="0" meta:image-count="0" meta:object-count="0" meta:page-count="17" meta:paragraph-count="348" meta:word-count="4416" meta:character-count="24687" meta:non-whitespace-character-count="204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